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0.794cm"/>
          <style:tab-stop style:position="2.99cm"/>
          <style:tab-stop style:position="5.53cm"/>
          <style:tab-stop style:position="6.85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2.514cm"/>
          <style:tab-stop style:position="4.419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00"/>
    </style:style>
    <style:style style:name="P10" style:family="paragraph" style:parent-style-name="Standard">
      <style:paragraph-properties fo:margin-top="0cm" fo:margin-bottom="0.101cm" fo:line-height="100%">
        <style:tab-stops>
          <style:tab-stop style:position="2.17cm"/>
          <style:tab-stop style:position="4.128cm"/>
          <style:tab-stop style:position="6.165cm"/>
          <style:tab-stop style:position="7.99cm"/>
          <style:tab-stop style:position="10.16cm"/>
          <style:tab-stop style:position="11.986cm"/>
        </style:tab-stops>
      </style:paragraph-properties>
      <style:text-properties fo:language="en" fo:country="US" fo:background-color="#ffff00"/>
    </style:style>
    <style:style style:name="P11" style:family="paragraph" style:parent-style-name="Standard">
      <style:paragraph-properties fo:margin-top="0cm" fo:margin-bottom="0.101cm" fo:line-height="100%">
        <style:tab-stops>
          <style:tab-stop style:position="2.17cm"/>
          <style:tab-stop style:position="4.128cm"/>
          <style:tab-stop style:position="6.165cm"/>
          <style:tab-stop style:position="7.99cm"/>
          <style:tab-stop style:position="10.16cm"/>
          <style:tab-stop style:position="11.986cm"/>
        </style:tab-stops>
      </style:paragraph-properties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99"/>
    </style:style>
    <style:style style:name="P13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</style:style>
    <style:style style:name="P14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background-color="#ffff99"/>
    </style:style>
    <style:style style:name="P15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background-color="#ffff00"/>
    </style:style>
    <style:style style:name="P16" style:family="paragraph" style:parent-style-name="Standard">
      <style:paragraph-properties fo:margin-top="0cm" fo:margin-bottom="0.101cm" fo:line-height="100%" fo:background-color="transparent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  <style:background-image/>
      </style:paragraph-properties>
      <style:text-properties fo:language="en" fo:country="US" fo:background-color="#ffff99"/>
    </style:style>
    <style:style style:name="P17" style:family="paragraph" style:parent-style-name="Standard">
      <style:paragraph-properties fo:margin-top="0cm" fo:margin-bottom="0.101cm" fo:line-height="100%" fo:background-color="transparent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  <style:background-image/>
      </style:paragraph-properties>
      <style:text-properties fo:language="en" fo:country="US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/>
    </style:style>
    <style:style style:name="T3" style:family="text">
      <style:text-properties fo:language="en" fo:country="US" fo:background-color="#ffff99"/>
    </style:style>
    <style:style style:name="T4" style:family="text">
      <style:text-properties fo:language="en" fo:country="US" fo:font-weight="normal" fo:background-color="#0000ff" style:font-weight-asian="normal" style:font-weight-complex="normal"/>
    </style:style>
    <style:style style:name="T5" style:family="text">
      <style:text-properties fo:background-color="#ffff99"/>
    </style:style>
    <style:style style:name="T6" style:family="text">
      <style:text-properties fo:background-color="#ff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0000" style:font-weight-asian="normal" style:font-weight-complex="normal"/>
    </style:style>
    <style:style style:name="T10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MOVIMENTAZIONI DI MAGAZZINO (INTERNO E CLIENTE)</text:p>
      <text:p text:style-name="Standard"/>
      <text:p text:style-name="Standard">Lo schema sotto riepiloga le informazioni a disposizione, partendo da un documento, per poter gestire le movimentazioni sia del magazzino aziendale (interno) sia di quello dei clienti che hanno degli articoli in conto vendita</text:p>
      <text:p text:style-name="Standard"/>
      <text:p text:style-name="P11">Causali di magazzino<text:tab/>MovMag<text:tab/>Ent./Usc.<text:tab/>Contabile<text:tab/><text:span text:style-name="T6">MagCli</text:span><text:tab/>Cli/For (sulla tab.conto)</text:p>
      <text:p text:style-name="P16">DDT C/Assoluto<text:tab/>SI<text:tab/>U<text:tab/><text:tab/> <text:s/><text:span text:style-name="T6">*</text:span><text:tab/><text:tab/>C</text:p>
      <text:p text:style-name="P16">Fatt. Riep. C/Assoluto<text:tab/><text:tab/>U<text:tab/>Si<text:tab/> <text:s/><text:span text:style-name="T10">*</text:span><text:tab/><text:tab/>C</text:p>
      <text:p text:style-name="P9">DDT C/Vendita<text:tab/>SI<text:tab/>U<text:tab/><text:tab/>Carico<text:span text:style-name="T6">*</text:span><text:tab/><text:tab/>C</text:p>
      <text:p text:style-name="P9">Fatt. Rendic. Vendite<text:tab/><text:tab/>U<text:tab/>Si<text:tab/>Scarico<text:span text:style-name="T10">*</text:span><text:tab/><text:tab/>C</text:p>
      <text:p text:style-name="P16">Fatt. Immediata<text:tab/>SI<text:tab/>U<text:tab/>Si<text:tab/> <text:s/><text:tab/><text:tab/>C</text:p>
      <text:p text:style-name="P13"><text:span text:style-name="T2">Fatt. Fornitore(acquisto)<text:tab/>SI<text:tab/>E<text:tab/>Si<text:tab/> <text:s/><text:tab/><text:tab/>F</text:span></text:p>
      <text:p text:style-name="P17">--------------------------------------------------------------------------------------------</text:p>
      <text:p text:style-name="P13"><text:span text:style-name="T3">Reso da C/assoluto<text:tab/>SI</text:span><text:span text:style-name="T5"><text:tab/>E<text:tab/><text:tab/> <text:s/></text:span><text:span text:style-name="T6">*</text:span><text:span text:style-name="T5"><text:tab/><text:tab/>C</text:span></text:p>
      <text:p text:style-name="P12">NC. Riep. C/Assoluto<text:tab/><text:tab/>E<text:tab/>Si<text:tab/> <text:s/><text:span text:style-name="T10">*</text:span><text:tab/><text:tab/>C</text:p>
      <text:p text:style-name="P9">Reso da C/Vendita<text:tab/>SI<text:tab/>E<text:tab/><text:tab/>Scarico<text:span text:style-name="T6">*</text:span><text:tab/><text:tab/>C</text:p>
      <text:p text:style-name="P9">NC. Rendic. Resi<text:tab/><text:tab/>E<text:tab/>Si<text:tab/>Carico<text:span text:style-name="T10">*</text:span><text:tab/><text:tab/>C</text:p>
      <text:p text:style-name="P14"><text:span text:style-name="T1">NC. Immediata<text:tab/>SI<text:tab/>E<text:tab/>Si<text:tab/> <text:s/><text:tab/><text:tab/>C</text:span></text:p>
      <text:p text:style-name="P15"><text:span text:style-name="T1">NC. Fornitore<text:tab/></text:span>SI<text:tab/>U<text:tab/>Si<text:tab/> <text:s/><text:tab/><text:tab/>F</text:p>
      <text:p text:style-name="Standard"><text:span text:style-name="T2"/></text:p>
      <text:p text:style-name="Standard">Se le informazioni a disposizione ad oggi, sono quelle elencate sotto non è possibile distinguere un documento in <text:span text:style-name="T7">c/vendita</text:span> (per il quale si vuole monitorare il magazzino cliente) da un documento in <text:span text:style-name="T7">c/assoluto </text:span>per il quale invece la movimentazione nasce e muore, poi contabilmente il tutto si chiuderà con l'emissione della <text:span text:style-name="T7">fatt./riepilog</text:span><text:span text:style-name="T8">, stesso cosa per altre causali (vedi </text:span><text:span text:style-name="T4">*</text:span><text:span text:style-name="T8">).</text:span></text:p>
      <text:p text:style-name="Standard"><text:span text:style-name="T8">Per raggiungere lo scopo si può aggiungere alle causali un ulteriore campo </text:span><text:span text:style-name="T9">Mag/Cli</text:span><text:span text:style-name="T8"> per indicare che si tratta di una causale che movimenta in carico/scarico il magazzino cliente del quale si deve poter avere riscontro</text:span></text:p>
      <text:p text:style-name="P1">In questo modo tramite <text:span text:style-name="T7">MovMag </text:span>abbinato al flag <text:span text:style-name="T7">Ent/Usc </text:span>riesco a movimentare il magazzino interno sia per i documenti emessi per un cliente che per quelli ricevuti da un fornitore:</text:p>
      <text:p text:style-name="P5">MovMag<text:tab/>Ent/Usc<text:tab/></text:p>
      <text:p text:style-name="P2"><text:tab/>SI<text:tab/>U<text:tab/>=<text:tab/>SCARICO</text:p>
      <text:p text:style-name="P2"><text:tab/>SI<text:tab/>E<text:tab/>=<text:tab/>CARICO</text:p>
      <text:p text:style-name="P2">Mentre tramite il campo <text:span text:style-name="T7">MovCli</text:span> riesco a rendicondare la situazione del magazzino del cliente</text:p>
      <text:p text:style-name="P4"/>
      <text:p text:style-name="P4"/>
      <text:p text:style-name="P8">REGISTRAZIONI CONTABILI</text:p>
      <text:p text:style-name="P4"/>
      <text:p text:style-name="P2">A livello contabile invece sfrutto il campo <text:span text:style-name="T7">Ent/Usc</text:span> il flag <text:span text:style-name="T7">Contabile</text:span> ed il campo <text:span text:style-name="T7">Cli/For</text:span> per capire se si tratta di <text:span text:style-name="T7">Fatt. cliente</text:span>, <text:span text:style-name="T7">NC. cliente</text:span>, <text:span text:style-name="T7">Fatt. fornitore</text:span>, <text:span text:style-name="T7">NC. fornitore</text:span>.</text:p>
      <text:p text:style-name="P6">Contabile<text:tab/>Ent/Usc<text:tab/>Cli/For</text:p>
      <text:p text:style-name="P2"><text:tab/>Si<text:tab/>U<text:tab/><text:tab/>C<text:tab/>=<text:tab/>Fattura cliente</text:p>
      <text:p text:style-name="P2"><text:tab/>Si<text:tab/>E<text:tab/><text:tab/>C<text:tab/>=<text:tab/>NC cliente</text:p>
      <text:p text:style-name="P2"><text:tab/>Si<text:tab/>E<text:tab/><text:tab/>F<text:tab/>=<text:tab/>Fattura fornitore</text:p>
      <text:p text:style-name="P2"><text:tab/>Si<text:tab/>U<text:tab/><text:tab/>F<text:tab/>=<text:tab/>NC fornitore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z</meta:initial-creator>
    <meta:creation-date>2012-06-06T00:53:08.63</meta:creation-date>
    <meta:document-statistic meta:table-count="0" meta:image-count="0" meta:object-count="0" meta:page-count="1" meta:paragraph-count="30" meta:word-count="335" meta:character-count="2062"/>
    <dc:date>2012-06-06T01:38:31.39</dc:date>
    <dc:creator>a z</dc:creator>
    <meta:editing-duration>PT00H12M54S</meta:editing-duration>
    <meta:editing-cycles>1</meta:editing-cycles>
    <meta:generator>OpenOffice.org/3.2$Win32 OpenOffice.org_project/320m12$Build-9483</meta:generator>
  </office:meta>
</office:document-meta>
</file>